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1f409d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21c8fa" officeooo:paragraph-rsid="0021c8fa" style:font-weight-asian="bold" style:font-weight-complex="bold"/>
    </style:style>
    <style:style style:name="T1" style:family="text">
      <style:text-properties officeooo:rsid="001f409d"/>
    </style:style>
    <style:style style:name="T2" style:family="text">
      <style:text-properties fo:color="#0000ff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a analysis steps</text:p>
      <text:p text:style-name="P2">Step 1: ID Mapping (add NCBI Gene / Entrez Gene column) <text:s/><text:a xlink:type="simple" xlink:href="https://github.com/BiGCAT-UM/COVID19-ZonMw/blob/b23ed3d43dd745eda2f713d88a2c3fac3f565cf7/Analysis_NHBE_COVID19/Workflow_PathwayNetworkAnalysis.Rmd#L88" text:style-name="Internet_20_link" text:visited-style-name="Visited_20_Internet_20_Link"><text:span text:style-name="T2">https://github.com/BiGCAT-UM/COVID19-ZonMw/blob/b23ed3d43dd745eda2f713d88a2c3fac3f565cf7/Analysis_NHBE_COVID19/Workflow_PathwayNetworkAnalysis.Rmd#L88</text:span></text:a> </text:p>
      <text:p text:style-name="P2"/>
      <text:p text:style-name="P2">Step 1.b - log10 transformation</text:p>
      <text:p text:style-name="P2">Step 2: Mean per tissue per protein </text:p>
      <text:p text:style-name="P2">Step 3: Load GMT file <text:s/><text:span text:style-name="T1">(wikipathway and disease map) <text:s/></text:span><text:a xlink:type="simple" xlink:href="https://github.com/BiGCAT-UM/COVID19-ZonMw/blob/b23ed3d43dd745eda2f713d88a2c3fac3f565cf7/Analysis_NHBE_COVID19/Workflow_PathwayNetworkAnalysis.Rmd#L110" text:style-name="Internet_20_link" text:visited-style-name="Visited_20_Internet_20_Link"><text:span text:style-name="T2">https://github.com/BiGCAT-UM/COVID19-ZonMw/blob/b23ed3d43dd745eda2f713d88a2c3fac3f565cf7/Analysis_NHBE_COVID19/Workflow_PathwayNetworkAnalysis.Rmd#L110</text:span></text:a> </text:p>
      <text:p text:style-name="P2"/>
      <text:p text:style-name="P2">Step 4: Loop over all unique pathways -&gt; get measure proteins per pathway and calculate median for each tissue – append tissue specific expression file 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09:36:33.784888566</meta:creation-date>
    <dc:date>2021-03-23T17:29:28.533443603</dc:date>
    <meta:editing-duration>P1DT7H44M4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6" meta:word-count="61" meta:character-count="652" meta:non-whitespace-character-count="589"/>
  </office:meta>
</office:document-meta>
</file>